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Instances" table:style-name="ta1">
        <table:table-row>
          <table:table-cell/>
          <table:table-cell office:value-type="string">
            <text:p>coomsuite-0.1/clingo-brave</text:p>
          </table:table-cell>
          <table:table-cell/>
          <table:table-cell office:value-type="string">
            <text:p>coomsuite-0.1/clingo-cautious</text:p>
          </table:table-cell>
          <table:table-cell/>
          <table:table-cell office:value-type="string">
            <text:p>coomsuite-0.1/clingo-single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/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>
          <table:table-cell office:value-type="string">
            <text:p>./box-s1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3];[.$D3];[.$F3])"/>
          <table:table-cell table:formula="of:=MIN([.$C3];[.$E3];[.$G3])"/>
          <table:table-cell table:formula="of:=MEDIAN([.$B3];[.$D3];[.$F3])"/>
          <table:table-cell table:formula="of:=MEDIAN([.$C3];[.$E3];[.$G3])"/>
          <table:table-cell table:formula="of:=MAX([.$B3];[.$D3];[.$F3])"/>
          <table:table-cell table:formula="of:=MAX([.$C3];[.$E3];[.$G3])"/>
        </table:table-row>
        <table:table-row>
          <table:table-cell office:value-type="string">
            <text:p>./box-s105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4];[.$D4];[.$F4])"/>
          <table:table-cell table:formula="of:=MIN([.$C4];[.$E4];[.$G4])"/>
          <table:table-cell table:formula="of:=MEDIAN([.$B4];[.$D4];[.$F4])"/>
          <table:table-cell table:formula="of:=MEDIAN([.$C4];[.$E4];[.$G4])"/>
          <table:table-cell table:formula="of:=MAX([.$B4];[.$D4];[.$F4])"/>
          <table:table-cell table:formula="of:=MAX([.$C4];[.$E4];[.$G4])"/>
        </table:table-row>
        <table:table-row>
          <table:table-cell office:value-type="string">
            <text:p>./box-s11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5];[.$D5];[.$F5])"/>
          <table:table-cell table:formula="of:=MIN([.$C5];[.$E5];[.$G5])"/>
          <table:table-cell table:formula="of:=MEDIAN([.$B5];[.$D5];[.$F5])"/>
          <table:table-cell table:formula="of:=MEDIAN([.$C5];[.$E5];[.$G5])"/>
          <table:table-cell table:formula="of:=MAX([.$B5];[.$D5];[.$F5])"/>
          <table:table-cell table:formula="of:=MAX([.$C5];[.$E5];[.$G5])"/>
        </table:table-row>
        <table:table-row>
          <table:table-cell office:value-type="string">
            <text:p>./box-s115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6];[.$D6];[.$F6])"/>
          <table:table-cell table:formula="of:=MIN([.$C6];[.$E6];[.$G6])"/>
          <table:table-cell table:formula="of:=MEDIAN([.$B6];[.$D6];[.$F6])"/>
          <table:table-cell table:formula="of:=MEDIAN([.$C6];[.$E6];[.$G6])"/>
          <table:table-cell table:formula="of:=MAX([.$B6];[.$D6];[.$F6])"/>
          <table:table-cell table:formula="of:=MAX([.$C6];[.$E6];[.$G6])"/>
        </table:table-row>
        <table:table-row>
          <table:table-cell office:value-type="string">
            <text:p>./box-s12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7];[.$D7];[.$F7])"/>
          <table:table-cell table:formula="of:=MIN([.$C7];[.$E7];[.$G7])"/>
          <table:table-cell table:formula="of:=MEDIAN([.$B7];[.$D7];[.$F7])"/>
          <table:table-cell table:formula="of:=MEDIAN([.$C7];[.$E7];[.$G7])"/>
          <table:table-cell table:formula="of:=MAX([.$B7];[.$D7];[.$F7])"/>
          <table:table-cell table:formula="of:=MAX([.$C7];[.$E7];[.$G7])"/>
        </table:table-row>
        <table:table-row>
          <table:table-cell office:value-type="string">
            <text:p>./box-s125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8];[.$D8];[.$F8])"/>
          <table:table-cell table:formula="of:=MIN([.$C8];[.$E8];[.$G8])"/>
          <table:table-cell table:formula="of:=MEDIAN([.$B8];[.$D8];[.$F8])"/>
          <table:table-cell table:formula="of:=MEDIAN([.$C8];[.$E8];[.$G8])"/>
          <table:table-cell table:formula="of:=MAX([.$B8];[.$D8];[.$F8])"/>
          <table:table-cell table:formula="of:=MAX([.$C8];[.$E8];[.$G8])"/>
        </table:table-row>
        <table:table-row>
          <table:table-cell office:value-type="string">
            <text:p>./box-s13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9];[.$D9];[.$F9])"/>
          <table:table-cell table:formula="of:=MIN([.$C9];[.$E9];[.$G9])"/>
          <table:table-cell table:formula="of:=MEDIAN([.$B9];[.$D9];[.$F9])"/>
          <table:table-cell table:formula="of:=MEDIAN([.$C9];[.$E9];[.$G9])"/>
          <table:table-cell table:formula="of:=MAX([.$B9];[.$D9];[.$F9])"/>
          <table:table-cell table:formula="of:=MAX([.$C9];[.$E9];[.$G9])"/>
        </table:table-row>
        <table:table-row>
          <table:table-cell office:value-type="string">
            <text:p>./box-s135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10];[.$D10];[.$F10])"/>
          <table:table-cell table:formula="of:=MIN([.$C10];[.$E10];[.$G10])"/>
          <table:table-cell table:formula="of:=MEDIAN([.$B10];[.$D10];[.$F10])"/>
          <table:table-cell table:formula="of:=MEDIAN([.$C10];[.$E10];[.$G10])"/>
          <table:table-cell table:formula="of:=MAX([.$B10];[.$D10];[.$F10])"/>
          <table:table-cell table:formula="of:=MAX([.$C10];[.$E10];[.$G10])"/>
        </table:table-row>
        <table:table-row>
          <table:table-cell office:value-type="string">
            <text:p>./box-s14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11];[.$D11];[.$F11])"/>
          <table:table-cell table:formula="of:=MIN([.$C11];[.$E11];[.$G11])"/>
          <table:table-cell table:formula="of:=MEDIAN([.$B11];[.$D11];[.$F11])"/>
          <table:table-cell table:formula="of:=MEDIAN([.$C11];[.$E11];[.$G11])"/>
          <table:table-cell table:formula="of:=MAX([.$B11];[.$D11];[.$F11])"/>
          <table:table-cell table:formula="of:=MAX([.$C11];[.$E11];[.$G11])"/>
        </table:table-row>
        <table:table-row>
          <table:table-cell office:value-type="string">
            <text:p>./box-s145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12];[.$D12];[.$F12])"/>
          <table:table-cell table:formula="of:=MIN([.$C12];[.$E12];[.$G12])"/>
          <table:table-cell table:formula="of:=MEDIAN([.$B12];[.$D12];[.$F12])"/>
          <table:table-cell table:formula="of:=MEDIAN([.$C12];[.$E12];[.$G12])"/>
          <table:table-cell table:formula="of:=MAX([.$B12];[.$D12];[.$F12])"/>
          <table:table-cell table:formula="of:=MAX([.$C12];[.$E12];[.$G12])"/>
        </table:table-row>
        <table:table-row>
          <table:table-cell office:value-type="string">
            <text:p>./box-s15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13];[.$D13];[.$F13])"/>
          <table:table-cell table:formula="of:=MIN([.$C13];[.$E13];[.$G13])"/>
          <table:table-cell table:formula="of:=MEDIAN([.$B13];[.$D13];[.$F13])"/>
          <table:table-cell table:formula="of:=MEDIAN([.$C13];[.$E13];[.$G13])"/>
          <table:table-cell table:formula="of:=MAX([.$B13];[.$D13];[.$F13])"/>
          <table:table-cell table:formula="of:=MAX([.$C13];[.$E13];[.$G13])"/>
        </table:table-row>
        <table:table-row>
          <table:table-cell office:value-type="string">
            <text:p>./box-s50</text:p>
          </table:table-cell>
          <table:table-cell office:value-type="float" office:value="36.79" table:style-name="cellWorst">
            <text:p>36.79</text:p>
          </table:table-cell>
          <table:table-cell office:value-type="float" office:value="0.0">
            <text:p>0.0</text:p>
          </table:table-cell>
          <table:table-cell office:value-type="float" office:value="2.79">
            <text:p>2.79</text:p>
          </table:table-cell>
          <table:table-cell office:value-type="float" office:value="0.0">
            <text:p>0.0</text:p>
          </table:table-cell>
          <table:table-cell office:value-type="float" office:value="2.79">
            <text:p>2.79</text:p>
          </table:table-cell>
          <table:table-cell office:value-type="float" office:value="0.0">
            <text:p>0.0</text:p>
          </table:table-cell>
          <table:table-cell table:formula="of:=MIN([.$B14];[.$D14];[.$F14])"/>
          <table:table-cell table:formula="of:=MIN([.$C14];[.$E14];[.$G14])"/>
          <table:table-cell table:formula="of:=MEDIAN([.$B14];[.$D14];[.$F14])"/>
          <table:table-cell table:formula="of:=MEDIAN([.$C14];[.$E14];[.$G14])"/>
          <table:table-cell table:formula="of:=MAX([.$B14];[.$D14];[.$F14])"/>
          <table:table-cell table:formula="of:=MAX([.$C14];[.$E14];[.$G14])"/>
        </table:table-row>
        <table:table-row>
          <table:table-cell office:value-type="string">
            <text:p>./box-s55</text:p>
          </table:table-cell>
          <table:table-cell office:value-type="float" office:value="45.06" table:style-name="cellWorst">
            <text:p>45.06</text:p>
          </table:table-cell>
          <table:table-cell office:value-type="float" office:value="0.0">
            <text:p>0.0</text:p>
          </table:table-cell>
          <table:table-cell office:value-type="float" office:value="5.12">
            <text:p>5.12</text:p>
          </table:table-cell>
          <table:table-cell office:value-type="float" office:value="0.0">
            <text:p>0.0</text:p>
          </table:table-cell>
          <table:table-cell office:value-type="float" office:value="4.67" table:style-name="cellBest">
            <text:p>4.67</text:p>
          </table:table-cell>
          <table:table-cell office:value-type="float" office:value="0.0">
            <text:p>0.0</text:p>
          </table:table-cell>
          <table:table-cell table:formula="of:=MIN([.$B15];[.$D15];[.$F15])"/>
          <table:table-cell table:formula="of:=MIN([.$C15];[.$E15];[.$G15])"/>
          <table:table-cell table:formula="of:=MEDIAN([.$B15];[.$D15];[.$F15])"/>
          <table:table-cell table:formula="of:=MEDIAN([.$C15];[.$E15];[.$G15])"/>
          <table:table-cell table:formula="of:=MAX([.$B15];[.$D15];[.$F15])"/>
          <table:table-cell table:formula="of:=MAX([.$C15];[.$E15];[.$G15])"/>
        </table:table-row>
        <table:table-row>
          <table:table-cell office:value-type="string">
            <text:p>./box-s60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8.59" table:style-name="cellBest">
            <text:p>8.59</text:p>
          </table:table-cell>
          <table:table-cell office:value-type="float" office:value="0.0">
            <text:p>0.0</text:p>
          </table:table-cell>
          <table:table-cell office:value-type="float" office:value="8.69">
            <text:p>8.69</text:p>
          </table:table-cell>
          <table:table-cell office:value-type="float" office:value="0.0">
            <text:p>0.0</text:p>
          </table:table-cell>
          <table:table-cell table:formula="of:=MIN([.$B16];[.$D16];[.$F16])"/>
          <table:table-cell table:formula="of:=MIN([.$C16];[.$E16];[.$G16])"/>
          <table:table-cell table:formula="of:=MEDIAN([.$B16];[.$D16];[.$F16])"/>
          <table:table-cell table:formula="of:=MEDIAN([.$C16];[.$E16];[.$G16])"/>
          <table:table-cell table:formula="of:=MAX([.$B16];[.$D16];[.$F16])"/>
          <table:table-cell table:formula="of:=MAX([.$C16];[.$E16];[.$G16])"/>
        </table:table-row>
        <table:table-row>
          <table:table-cell office:value-type="string">
            <text:p>./box-s65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12.1">
            <text:p>12.1</text:p>
          </table:table-cell>
          <table:table-cell office:value-type="float" office:value="0.0">
            <text:p>0.0</text:p>
          </table:table-cell>
          <table:table-cell office:value-type="float" office:value="11.25" table:style-name="cellBest">
            <text:p>11.25</text:p>
          </table:table-cell>
          <table:table-cell office:value-type="float" office:value="0.0">
            <text:p>0.0</text:p>
          </table:table-cell>
          <table:table-cell table:formula="of:=MIN([.$B17];[.$D17];[.$F17])"/>
          <table:table-cell table:formula="of:=MIN([.$C17];[.$E17];[.$G17])"/>
          <table:table-cell table:formula="of:=MEDIAN([.$B17];[.$D17];[.$F17])"/>
          <table:table-cell table:formula="of:=MEDIAN([.$C17];[.$E17];[.$G17])"/>
          <table:table-cell table:formula="of:=MAX([.$B17];[.$D17];[.$F17])"/>
          <table:table-cell table:formula="of:=MAX([.$C17];[.$E17];[.$G17])"/>
        </table:table-row>
        <table:table-row>
          <table:table-cell office:value-type="string">
            <text:p>./box-s70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18.72" table:style-name="cellBest">
            <text:p>18.72</text:p>
          </table:table-cell>
          <table:table-cell office:value-type="float" office:value="0.0">
            <text:p>0.0</text:p>
          </table:table-cell>
          <table:table-cell office:value-type="float" office:value="19.0">
            <text:p>19.0</text:p>
          </table:table-cell>
          <table:table-cell office:value-type="float" office:value="0.0">
            <text:p>0.0</text:p>
          </table:table-cell>
          <table:table-cell table:formula="of:=MIN([.$B18];[.$D18];[.$F18])"/>
          <table:table-cell table:formula="of:=MIN([.$C18];[.$E18];[.$G18])"/>
          <table:table-cell table:formula="of:=MEDIAN([.$B18];[.$D18];[.$F18])"/>
          <table:table-cell table:formula="of:=MEDIAN([.$C18];[.$E18];[.$G18])"/>
          <table:table-cell table:formula="of:=MAX([.$B18];[.$D18];[.$F18])"/>
          <table:table-cell table:formula="of:=MAX([.$C18];[.$E18];[.$G18])"/>
        </table:table-row>
        <table:table-row>
          <table:table-cell office:value-type="string">
            <text:p>./box-s75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28.08" table:style-name="cellBest">
            <text:p>28.08</text:p>
          </table:table-cell>
          <table:table-cell office:value-type="float" office:value="0.0">
            <text:p>0.0</text:p>
          </table:table-cell>
          <table:table-cell office:value-type="float" office:value="28.82">
            <text:p>28.82</text:p>
          </table:table-cell>
          <table:table-cell office:value-type="float" office:value="0.0">
            <text:p>0.0</text:p>
          </table:table-cell>
          <table:table-cell table:formula="of:=MIN([.$B19];[.$D19];[.$F19])"/>
          <table:table-cell table:formula="of:=MIN([.$C19];[.$E19];[.$G19])"/>
          <table:table-cell table:formula="of:=MEDIAN([.$B19];[.$D19];[.$F19])"/>
          <table:table-cell table:formula="of:=MEDIAN([.$C19];[.$E19];[.$G19])"/>
          <table:table-cell table:formula="of:=MAX([.$B19];[.$D19];[.$F19])"/>
          <table:table-cell table:formula="of:=MAX([.$C19];[.$E19];[.$G19])"/>
        </table:table-row>
        <table:table-row>
          <table:table-cell office:value-type="string">
            <text:p>./box-s80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42.47">
            <text:p>42.47</text:p>
          </table:table-cell>
          <table:table-cell office:value-type="float" office:value="0.0">
            <text:p>0.0</text:p>
          </table:table-cell>
          <table:table-cell office:value-type="float" office:value="38.97" table:style-name="cellBest">
            <text:p>38.97</text:p>
          </table:table-cell>
          <table:table-cell office:value-type="float" office:value="0.0">
            <text:p>0.0</text:p>
          </table:table-cell>
          <table:table-cell table:formula="of:=MIN([.$B20];[.$D20];[.$F20])"/>
          <table:table-cell table:formula="of:=MIN([.$C20];[.$E20];[.$G20])"/>
          <table:table-cell table:formula="of:=MEDIAN([.$B20];[.$D20];[.$F20])"/>
          <table:table-cell table:formula="of:=MEDIAN([.$C20];[.$E20];[.$G20])"/>
          <table:table-cell table:formula="of:=MAX([.$B20];[.$D20];[.$F20])"/>
          <table:table-cell table:formula="of:=MAX([.$C20];[.$E20];[.$G20])"/>
        </table:table-row>
        <table:table-row>
          <table:table-cell office:value-type="string">
            <text:p>./box-s85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57.05" table:style-name="cellBest">
            <text:p>57.05</text:p>
          </table:table-cell>
          <table:table-cell office:value-type="float" office:value="0.0" table:style-name="cellBest">
            <text:p>0.0</text:p>
          </table:table-cell>
          <table:table-cell table:formula="of:=MIN([.$B21];[.$D21];[.$F21])"/>
          <table:table-cell table:formula="of:=MIN([.$C21];[.$E21];[.$G21])"/>
          <table:table-cell table:formula="of:=MEDIAN([.$B21];[.$D21];[.$F21])"/>
          <table:table-cell table:formula="of:=MEDIAN([.$C21];[.$E21];[.$G21])"/>
          <table:table-cell table:formula="of:=MAX([.$B21];[.$D21];[.$F21])"/>
          <table:table-cell table:formula="of:=MAX([.$C21];[.$E21];[.$G21])"/>
        </table:table-row>
        <table:table-row>
          <table:table-cell office:value-type="string">
            <text:p>./box-s9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2];[.$D22];[.$F22])"/>
          <table:table-cell table:formula="of:=MIN([.$C22];[.$E22];[.$G22])"/>
          <table:table-cell table:formula="of:=MEDIAN([.$B22];[.$D22];[.$F22])"/>
          <table:table-cell table:formula="of:=MEDIAN([.$C22];[.$E22];[.$G22])"/>
          <table:table-cell table:formula="of:=MAX([.$B22];[.$D22];[.$F22])"/>
          <table:table-cell table:formula="of:=MAX([.$C22];[.$E22];[.$G22])"/>
        </table:table-row>
        <table:table-row>
          <table:table-cell office:value-type="string">
            <text:p>./box-s95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3];[.$D23];[.$F23])"/>
          <table:table-cell table:formula="of:=MIN([.$C23];[.$E23];[.$G23])"/>
          <table:table-cell table:formula="of:=MEDIAN([.$B23];[.$D23];[.$F23])"/>
          <table:table-cell table:formula="of:=MEDIAN([.$C23];[.$E23];[.$G23])"/>
          <table:table-cell table:formula="of:=MAX([.$B23];[.$D23];[.$F23])"/>
          <table:table-cell table:formula="of:=MAX([.$C23];[.$E23];[.$G23]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 table:formula="of:=SUM([.$B3:.$B23])" table:style-name="cellWorst"/>
          <table:table-cell table:formula="of:=SUM([.$C3:.$C23])" table:style-name="cellWorst"/>
          <table:table-cell table:formula="of:=SUM([.$D3:.$D23])"/>
          <table:table-cell table:formula="of:=SUM([.$E3:.$E23])"/>
          <table:table-cell table:formula="of:=SUM([.$F3:.$F23])" table:style-name="cellBest"/>
          <table:table-cell table:formula="of:=SUM([.$G3:.$G23])" table:style-name="cellBest"/>
          <table:table-cell table:formula="of:=SUM([.$H3:.$H23])"/>
          <table:table-cell table:formula="of:=SUM([.$I3:.$I23])"/>
          <table:table-cell table:formula="of:=SUM([.$J3:.$J23])"/>
          <table:table-cell table:formula="of:=SUM([.$K3:.$K23])"/>
          <table:table-cell table:formula="of:=SUM([.$L3:.$L23])"/>
          <table:table-cell table:formula="of:=SUM([.$M3:.$M23])"/>
        </table:table-row>
        <table:table-row>
          <table:table-cell office:value-type="string">
            <text:p>AVG</text:p>
          </table:table-cell>
          <table:table-cell table:formula="of:=AVERAGE([.$B3:.$B23])" table:style-name="cellWorst"/>
          <table:table-cell table:formula="of:=AVERAGE([.$C3:.$C23])" table:style-name="cellWorst"/>
          <table:table-cell table:formula="of:=AVERAGE([.$D3:.$D23])"/>
          <table:table-cell table:formula="of:=AVERAGE([.$E3:.$E23])"/>
          <table:table-cell table:formula="of:=AVERAGE([.$F3:.$F23])" table:style-name="cellBest"/>
          <table:table-cell table:formula="of:=AVERAGE([.$G3:.$G23])" table:style-name="cellBest"/>
          <table:table-cell table:formula="of:=AVERAGE([.$H3:.$H23])"/>
          <table:table-cell table:formula="of:=AVERAGE([.$I3:.$I23])"/>
          <table:table-cell table:formula="of:=AVERAGE([.$J3:.$J23])"/>
          <table:table-cell table:formula="of:=AVERAGE([.$K3:.$K23])"/>
          <table:table-cell table:formula="of:=AVERAGE([.$L3:.$L23])"/>
          <table:table-cell table:formula="of:=AVERAGE([.$M3:.$M23])"/>
        </table:table-row>
        <table:table-row>
          <table:table-cell office:value-type="string">
            <text:p>DEV</text:p>
          </table:table-cell>
          <table:table-cell table:formula="of:=STDEV([.$B3:.$B23])" table:style-name="cellBest"/>
          <table:table-cell table:formula="of:=STDEV([.$C3:.$C23])" table:style-name="cellBest"/>
          <table:table-cell table:formula="of:=STDEV([.$D3:.$D23])"/>
          <table:table-cell table:formula="of:=STDEV([.$E3:.$E23])"/>
          <table:table-cell table:formula="of:=STDEV([.$F3:.$F23])"/>
          <table:table-cell table:formula="of:=STDEV([.$G3:.$G23])" table:style-name="cellWorst"/>
          <table:table-cell table:formula="of:=STDEV([.$H3:.$H23])"/>
          <table:table-cell table:formula="of:=STDEV([.$I3:.$I23])"/>
          <table:table-cell table:formula="of:=STDEV([.$J3:.$J23])"/>
          <table:table-cell table:formula="of:=STDEV([.$K3:.$K23])"/>
          <table:table-cell table:formula="of:=STDEV([.$L3:.$L23])"/>
          <table:table-cell table:formula="of:=STDEV([.$M3:.$M23])"/>
        </table:table-row>
        <table:table-row>
          <table:table-cell office:value-type="string">
            <text:p>DST</text:p>
          </table:table-cell>
          <table:table-cell table:formula="of:=SUMPRODUCT(--([.$B3:.$B23]-[.$H3:.$H23])^2)^0.5" table:style-name="cellWorst"/>
          <table:table-cell table:formula="of:=SUMPRODUCT(--([.$C3:.$C23]-[.$I3:.$I23])^2)^0.5" table:style-name="cellWorst"/>
          <table:table-cell table:formula="of:=SUMPRODUCT(--([.$D3:.$D23]-[.$H3:.$H23])^2)^0.5"/>
          <table:table-cell table:formula="of:=SUMPRODUCT(--([.$E3:.$E23]-[.$I3:.$I23])^2)^0.5"/>
          <table:table-cell table:formula="of:=SUMPRODUCT(--([.$F3:.$F23]-[.$H3:.$H23])^2)^0.5" table:style-name="cellBest"/>
          <table:table-cell table:formula="of:=SUMPRODUCT(--([.$G3:.$G23]-[.$I3:.$I23])^2)^0.5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 table:formula="of:=SUMPRODUCT(--([.$B3:.$B23]=[.$H3:.$H23]))" table:style-name="cellWorst"/>
          <table:table-cell table:formula="of:=SUMPRODUCT(--([.$C3:.$C23]=[.$I3:.$I23]))" table:style-name="cellWorst"/>
          <table:table-cell table:formula="of:=SUMPRODUCT(--([.$D3:.$D23]=[.$H3:.$H23]))"/>
          <table:table-cell table:formula="of:=SUMPRODUCT(--([.$E3:.$E23]=[.$I3:.$I23]))"/>
          <table:table-cell table:formula="of:=SUMPRODUCT(--([.$F3:.$F23]=[.$H3:.$H23]))" table:style-name="cellBest"/>
          <table:table-cell table:formula="of:=SUMPRODUCT(--([.$G3:.$G23]=[.$I3:.$I23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 table:formula="of:=SUMPRODUCT(--([.$B3:.$B23]&lt;[.$J3:.$J23]))" table:style-name="cellWorst"/>
          <table:table-cell table:formula="of:=SUMPRODUCT(--([.$C3:.$C23]&lt;[.$K3:.$K23]))"/>
          <table:table-cell table:formula="of:=SUMPRODUCT(--([.$D3:.$D23]&lt;[.$J3:.$J23]))"/>
          <table:table-cell table:formula="of:=SUMPRODUCT(--([.$E3:.$E23]&lt;[.$K3:.$K23]))"/>
          <table:table-cell table:formula="of:=SUMPRODUCT(--([.$F3:.$F23]&lt;[.$J3:.$J23]))" table:style-name="cellBest"/>
          <table:table-cell table:formula="of:=SUMPRODUCT(--([.$G3:.$G23]&lt;[.$K3:.$K23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 table:formula="of:=SUMPRODUCT(--([.$B3:.$B23]&gt;[.$J3:.$J23]))" table:style-name="cellWorst"/>
          <table:table-cell table:formula="of:=SUMPRODUCT(--([.$C3:.$C23]&gt;[.$K3:.$K23]))" table:style-name="cellWorst"/>
          <table:table-cell table:formula="of:=SUMPRODUCT(--([.$D3:.$D23]&gt;[.$J3:.$J23]))"/>
          <table:table-cell table:formula="of:=SUMPRODUCT(--([.$E3:.$E23]&gt;[.$K3:.$K23]))"/>
          <table:table-cell table:formula="of:=SUMPRODUCT(--([.$F3:.$F23]&gt;[.$J3:.$J23]))"/>
          <table:table-cell table:formula="of:=SUMPRODUCT(--([.$G3:.$G23]&gt;[.$K3:.$K23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 table:formula="of:=SUMPRODUCT(--([.$B3:.$B23]=[.$L3:.$L23]))" table:style-name="cellWorst"/>
          <table:table-cell table:formula="of:=SUMPRODUCT(--([.$C3:.$C23]=[.$M3:.$M23]))" table:style-name="cellWorst"/>
          <table:table-cell table:formula="of:=SUMPRODUCT(--([.$D3:.$D23]=[.$L3:.$L23]))"/>
          <table:table-cell table:formula="of:=SUMPRODUCT(--([.$E3:.$E23]=[.$M3:.$M23]))"/>
          <table:table-cell table:formula="of:=SUMPRODUCT(--([.$F3:.$F23]=[.$L3:.$L23]))" table:style-name="cellBest"/>
          <table:table-cell table:formula="of:=SUMPRODUCT(--([.$G3:.$G23]=[.$M3:.$M23]))" table:style-name="cellBest"/>
          <table:table-cell/>
          <table:table-cell/>
          <table:table-cell/>
          <table:table-cell/>
          <table:table-cell/>
          <table:table-cell/>
        </table:table-row>
      </table:table>
      <table:table table:name="Classes" table:style-name="ta1">
        <table:table-row>
          <table:table-cell/>
          <table:table-cell office:value-type="string">
            <text:p>coomsuite-0.1/clingo-brave</text:p>
          </table:table-cell>
          <table:table-cell/>
          <table:table-cell office:value-type="string">
            <text:p>coomsuite-0.1/clingo-cautious</text:p>
          </table:table-cell>
          <table:table-cell/>
          <table:table-cell office:value-type="string">
            <text:p>coomsuite-0.1/clingo-single</text:p>
          </table:table-cell>
          <table:table-cell/>
          <table:table-cell office:value-type="string">
            <text:p>max</text:p>
          </table:table-cell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/>
        </table:table-row>
        <table:table-row>
          <table:table-cell office:value-type="string">
            <text:p>.</text:p>
          </table:table-cell>
          <table:table-cell office:value-type="string">
            <text:p>{'inst_start': 0, 'inst_end': 20, 'value': 58.18333333333333}</text:p>
          </table:table-cell>
          <table:table-cell office:value-type="string">
            <text:p>{'inst_start': 0, 'inst_end': 20, 'value': 19.0}</text:p>
          </table:table-cell>
          <table:table-cell office:value-type="string">
            <text:p>{'inst_start': 0, 'inst_end': 20, 'value': 45.61285714285715}</text:p>
          </table:table-cell>
          <table:table-cell office:value-type="string">
            <text:p>{'inst_start': 0, 'inst_end': 20, 'value': 14.0}</text:p>
          </table:table-cell>
          <table:table-cell office:value-type="string">
            <text:p>{'inst_start': 0, 'inst_end': 20, 'value': 45.29714285714286}</text:p>
          </table:table-cell>
          <table:table-cell office:value-type="string">
            <text:p>{'inst_start': 0, 'inst_end': 20, 'value': 13.0}</text:p>
          </table:table-cell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VG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EV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ST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